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ExpressõesXPath" style:family="table">
      <style:table-properties style:width="17cm" table:align="margins"/>
    </style:style>
    <style:style style:name="ExpressõesXPath.A" style:family="table-column">
      <style:table-column-properties style:column-width="8.5cm" style:rel-column-width="32767*"/>
    </style:style>
    <style:style style:name="ExpressõesXPath.A1" style:family="table-cell">
      <style:table-cell-properties fo:padding="0.097cm" fo:border-left="0.002cm solid #000000" fo:border-right="none" fo:border-top="0.002cm solid #000000" fo:border-bottom="0.002cm solid #000000"/>
    </style:style>
    <style:style style:name="ExpressõesXPath.B1" style:family="table-cell">
      <style:table-cell-properties fo:padding="0.097cm" fo:border="0.002cm solid #000000"/>
    </style:style>
    <style:style style:name="ExpressõesXPath.A2" style:family="table-cell">
      <style:table-cell-properties fo:padding="0.097cm" fo:border-left="0.002cm solid #000000" fo:border-right="none" fo:border-top="none" fo:border-bottom="0.002cm solid #000000"/>
    </style:style>
    <style:style style:name="ExpressõesXPath.B2" style:family="table-cell">
      <style:table-cell-properties fo:padding="0.097cm" fo:border-left="0.002cm solid #000000" fo:border-right="0.002cm solid #000000" fo:border-top="none" fo:border-bottom="0.002cm solid #000000"/>
    </style:style>
    <style:style style:name="ConsultasXPath" style:family="table">
      <style:table-properties style:width="17cm" table:align="margins"/>
    </style:style>
    <style:style style:name="ConsultasXPath.A" style:family="table-column">
      <style:table-column-properties style:column-width="8.5cm" style:rel-column-width="32767*"/>
    </style:style>
    <style:style style:name="ConsultasXPath.A1" style:family="table-cell">
      <style:table-cell-properties fo:padding="0.097cm" fo:border-left="0.002cm solid #000000" fo:border-right="none" fo:border-top="0.002cm solid #000000" fo:border-bottom="0.002cm solid #000000"/>
    </style:style>
    <style:style style:name="ConsultasXPath.B1" style:family="table-cell">
      <style:table-cell-properties fo:padding="0.097cm" fo:border="0.002cm solid #000000"/>
    </style:style>
    <style:style style:name="ConsultasXPath.A2" style:family="table-cell">
      <style:table-cell-properties fo:padding="0.097cm" fo:border-left="0.002cm solid #000000" fo:border-right="none" fo:border-top="none" fo:border-bottom="0.002cm solid #000000"/>
    </style:style>
    <style:style style:name="ConsultasXPath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Courier New" fo:font-size="10pt" fo:language="pt" fo:country="BR" style:font-size-asian="10pt" style:font-size-complex="10pt"/>
    </style:style>
    <style:style style:name="P2" style:family="paragraph" style:parent-style-name="Text_20_body">
      <style:text-properties fo:language="pt" fo:country="BR"/>
    </style:style>
    <style:style style:name="P3" style:family="paragraph" style:parent-style-name="Text_20_body">
      <style:text-properties style:font-name="Liberation Serif1" fo:font-size="12pt" fo:language="pt" fo:country="BR" style:font-size-asian="12pt" style:font-size-complex="12pt"/>
    </style:style>
    <style:style style:name="P4" style:family="paragraph" style:parent-style-name="Text_20_body">
      <style:paragraph-properties fo:break-before="page"/>
      <style:text-properties fo:language="pt" fo:country="BR"/>
    </style:style>
    <style:style style:name="P5" style:family="paragraph" style:parent-style-name="Heading_20_1">
      <style:text-properties fo:language="pt" fo:country="BR"/>
    </style:style>
    <style:style style:name="P6" style:family="paragraph" style:parent-style-name="Table_20_Contents">
      <style:text-properties fo:language="pt" fo:country="BR"/>
    </style:style>
    <style:style style:name="P7" style:family="paragraph" style:parent-style-name="Heading_20_2">
      <style:text-properties fo:language="pt" fo:country="BR"/>
    </style:style>
    <style:style style:name="P8" style:family="paragraph" style:parent-style-name="Table_20_Heading">
      <style:text-properties fo:language="pt" fo:country="B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pt" fo:country="BR"/>
    </style:style>
    <style:style style:name="T4" style:family="text">
      <style:text-properties style:font-name="Courier New" fo:language="en" fo:country="US"/>
    </style:style>
    <style:style style:name="T5" style:family="text">
      <style:text-properties style:font-name="Courier New" fo:font-size="10pt" fo:language="en" fo:country="US" style:font-size-asian="10pt" style:font-size-complex="10pt"/>
    </style:style>
    <style:style style:name="T6" style:family="text">
      <style:text-properties fo:font-size="10pt" fo:language="en" fo:country="US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Xpath e Xpath Injection</text:h>
      <text:p text:style-name="P2">Uma das aplicações mais comuns do XML é o armazenamento de dados de forma estruturada e legível, tanto para máquinas como para humanos.</text:p>
      <text:p text:style-name="P2">Já existem tecnologias que permitem pegar os dados armazenados em um documento e convertê-los para outra representação, como uma página web ou um documento PDF, tecnologias que permitem que um documento XML referencie outro, tecnologias que garantam a autenticidade de um documento XML, como uma assinatura digital, e tecnologias que ajudam a navegar pelo documento XML. Esta última é conhecida como Xpath.</text:p>
      <text:h text:style-name="P7" text:outline-level="2">Entendendo o Xpath</text:h>
      <text:p text:style-name="P2">Em uma consulta Xpath, o documento XML é visto como uma árvore, onde cada tag, cada atributo, cada texto, cada comentário, etc. é tratado como um nó. A linguagem Xpath permite navegar por essa árvore, selecionando um conjunto de nós baseado em uma série de critérios. Desde 1999, Xpath é uma recomendação da W3C[1].</text:p>
      <text:p text:style-name="P2">As principais expressões no Xpath são:</text:p>
      <table:table table:name="ExpressõesXPath" table:style-name="ExpressõesXPath">
        <table:table-column table:style-name="ExpressõesXPath.A" table:number-columns-repeated="2"/>
        <table:table-header-rows>
          <table:table-row>
            <table:table-cell table:style-name="ExpressõesXPath.A1" office:value-type="string">
              <text:p text:style-name="P8">Expressão</text:p>
            </table:table-cell>
            <table:table-cell table:style-name="ExpressõesXPath.B1" office:value-type="string">
              <text:p text:style-name="P8">Descrição</text:p>
            </table:table-cell>
          </table:table-row>
        </table:table-header-rows>
        <table:table-row>
          <table:table-cell table:style-name="ExpressõesXPath.A2" office:value-type="string">
            <text:p text:style-name="P6">Nome</text:p>
          </table:table-cell>
          <table:table-cell table:style-name="ExpressõesXPath.B2" office:value-type="string">
            <text:p text:style-name="P6">Seleciona todos os filhos com o nome dado</text:p>
          </table:table-cell>
        </table:table-row>
        <table:table-row>
          <table:table-cell table:style-name="ExpressõesXPath.A2" office:value-type="string">
            <text:p text:style-name="P6">/</text:p>
          </table:table-cell>
          <table:table-cell table:style-name="ExpressõesXPath.B2" office:value-type="string">
            <text:p text:style-name="P6">Seleciona a partir do nó atual</text:p>
          </table:table-cell>
        </table:table-row>
        <table:table-row>
          <table:table-cell table:style-name="ExpressõesXPath.A2" office:value-type="string">
            <text:p text:style-name="P6">//</text:p>
          </table:table-cell>
          <table:table-cell table:style-name="ExpressõesXPath.B2" office:value-type="string">
            <text:p text:style-name="P6">Seleciona todos os nós do documento que satisfaçam o critério, partindo do atual</text:p>
          </table:table-cell>
        </table:table-row>
        <table:table-row>
          <table:table-cell table:style-name="ExpressõesXPath.A2" office:value-type="string">
            <text:p text:style-name="P6">.</text:p>
          </table:table-cell>
          <table:table-cell table:style-name="ExpressõesXPath.B2" office:value-type="string">
            <text:p text:style-name="P6">Seleciona o nó atual</text:p>
          </table:table-cell>
        </table:table-row>
        <table:table-row>
          <table:table-cell table:style-name="ExpressõesXPath.A2" office:value-type="string">
            <text:p text:style-name="P6">..</text:p>
          </table:table-cell>
          <table:table-cell table:style-name="ExpressõesXPath.B2" office:value-type="string">
            <text:p text:style-name="P6">Seleciona o pai do nó atual</text:p>
          </table:table-cell>
        </table:table-row>
        <table:table-row>
          <table:table-cell table:style-name="ExpressõesXPath.A2" office:value-type="string">
            <text:p text:style-name="P6">@</text:p>
          </table:table-cell>
          <table:table-cell table:style-name="ExpressõesXPath.B2" office:value-type="string">
            <text:p text:style-name="P6">Seleciona um atributo</text:p>
          </table:table-cell>
        </table:table-row>
      </table:table>
      <text:p text:style-name="P2">O seguinte documento XML é utilizado para verificar os valores máximos de cotações de compra que um usuário pode aprovar:</text:p>
      <text:p text:style-name="P1">&lt;?xml version="1.0" encoding="iso-8859-1"?&gt;</text:p>
      <text:p text:style-name="P1">&lt;VALCOMPRAS&gt;</text:p>
      <text:p text:style-name="P1"><text:s text:c="2"/>&lt;VALOR VALUE="500" NUMCOT="1"&gt;</text:p>
      <text:p text:style-name="P1"><text:s text:c="4"/>&lt;USERS&gt;</text:p>
      <text:p text:style-name="P1"><text:s text:c="6"/>&lt;USER NAME="EMILY"/&gt;</text:p>
      <text:p text:style-name="P1"><text:s text:c="4"/>&lt;/USERS&gt;</text:p>
      <text:p text:style-name="P1"><text:s text:c="2"/>&lt;/VALOR&gt;</text:p>
      <text:p text:style-name="P1"><text:s text:c="2"/>&lt;VALOR VALUE="999" NUMCOT="1"&gt;</text:p>
      <text:p text:style-name="P1"><text:s text:c="4"/>&lt;USERS&gt;</text:p>
      <text:p text:style-name="P1"><text:s text:c="6"/>&lt;USER NAME="TANIA"/&gt;</text:p>
      <text:p text:style-name="P1"><text:s text:c="4"/>&lt;/USERS&gt;</text:p>
      <text:p text:style-name="P1"><text:s text:c="2"/>&lt;/VALOR&gt;</text:p>
      <text:p text:style-name="P1"><text:s text:c="2"/>&lt;VALOR VALUE="1000000" NUMCOT="1"&gt;</text:p>
      <text:p text:style-name="P1"><text:s text:c="4"/>&lt;USERS&gt;</text:p>
      <text:p text:style-name="P1"><text:s text:c="6"/>&lt;USER NAME="CHRISTIAN"/&gt;</text:p>
      <text:p text:style-name="P1"><text:s text:c="4"/>&lt;/USERS&gt;</text:p>
      <text:p text:style-name="P1"><text:soft-page-break/><text:s text:c="2"/>&lt;/VALOR&gt;</text:p>
      <text:p text:style-name="P1">&lt;/VALCOMPRAS&gt;</text:p>
      <text:p text:style-name="P2">A tabela a seguir mostra algumas consultas Xpath aplicadas nesse documento, e se seus resultados:</text:p>
      <table:table table:name="ConsultasXPath" table:style-name="ConsultasXPath">
        <table:table-column table:style-name="ConsultasXPath.A" table:number-columns-repeated="2"/>
        <table:table-header-rows>
          <table:table-row>
            <table:table-cell table:style-name="ConsultasXPath.A1" office:value-type="string">
              <text:p text:style-name="P8">Consulta</text:p>
            </table:table-cell>
            <table:table-cell table:style-name="ConsultasXPath.B1" office:value-type="string">
              <text:p text:style-name="P8">Resultado</text:p>
            </table:table-cell>
          </table:table-row>
        </table:table-header-rows>
        <table:table-row>
          <table:table-cell table:style-name="ConsultasXPath.A2" office:value-type="string">
            <text:p text:style-name="P6">VALCOMPRAS</text:p>
          </table:table-cell>
          <table:table-cell table:style-name="ConsultasXPath.B2" office:value-type="string">
            <text:p text:style-name="P6">Seleciona todos os filhos do elemento raíz (VALCOMPRAS)</text:p>
          </table:table-cell>
        </table:table-row>
        <table:table-row>
          <table:table-cell table:style-name="ConsultasXPath.A2" office:value-type="string">
            <text:p text:style-name="P6">/VALCOMPRAS</text:p>
          </table:table-cell>
          <table:table-cell table:style-name="ConsultasXPath.B2" office:value-type="string">
            <text:p text:style-name="P6">Seleciona o elemento raíz</text:p>
          </table:table-cell>
        </table:table-row>
        <table:table-row>
          <table:table-cell table:style-name="ConsultasXPath.A2" office:value-type="string">
            <text:p text:style-name="P6">VALCOMPRAS/VALOR</text:p>
          </table:table-cell>
          <table:table-cell table:style-name="ConsultasXPath.B2" office:value-type="string">
            <text:p text:style-name="P6">Seleciona todos os elementos “VALOR” filhos diretos de “VALCOMPRAS”</text:p>
          </table:table-cell>
        </table:table-row>
        <table:table-row>
          <table:table-cell table:style-name="ConsultasXPath.A2" office:value-type="string">
            <text:p text:style-name="P6">VALCOMPRAS//USER</text:p>
          </table:table-cell>
          <table:table-cell table:style-name="ConsultasXPath.B2" office:value-type="string">
            <text:p text:style-name="P6">Seleciona todos os elementos “USER” descendentes de “VALCOMPRAS”. Não é necessário ser um filho direto</text:p>
          </table:table-cell>
        </table:table-row>
        <table:table-row>
          <table:table-cell table:style-name="ConsultasXPath.A2" office:value-type="string">
            <text:p text:style-name="Table_20_Contents"><text:a xlink:type="simple" xlink:href="mailto://@VALUE"><text:span text:style-name="T3">//@VALUE</text:span></text:a></text:p>
          </table:table-cell>
          <table:table-cell table:style-name="ConsultasXPath.B2" office:value-type="string">
            <text:p text:style-name="P6">Seleciona todos os atributos “VALUE” do documento</text:p>
          </table:table-cell>
        </table:table-row>
      </table:table>
      <text:p text:style-name="P2"/>
      <text:p text:style-name="P2">Para filtrar nós, faz-se o uso de predicados, expressões entre colchetes. A tabela a seguir mostra algumas consultas com predicados e seus resultados:<text:line-break/></text:p>
      <table:table table:name="Tabela1" table:style-name="Tabela1">
        <table:table-column table:style-name="Tabela1.A" table:number-columns-repeated="2"/>
        <table:table-header-rows>
          <table:table-row>
            <table:table-cell table:style-name="Tabela1.A1" office:value-type="string">
              <text:p text:style-name="P8">Consulta</text:p>
            </table:table-cell>
            <table:table-cell table:style-name="Tabela1.B1" office:value-type="string">
              <text:p text:style-name="P8">Resultado</text:p>
            </table:table-cell>
          </table:table-row>
        </table:table-header-rows>
        <table:table-row>
          <table:table-cell table:style-name="Tabela1.A2" office:value-type="string">
            <text:p text:style-name="P6">VALCOMPRAS/VALOR[1]</text:p>
          </table:table-cell>
          <table:table-cell table:style-name="Tabela1.B2" office:value-type="string">
            <text:p text:style-name="P6">Seleciona o primeiro elemento “VALOR” filho de “VALCOMPRAS”</text:p>
          </table:table-cell>
        </table:table-row>
        <table:table-row>
          <table:table-cell table:style-name="Tabela1.A2" office:value-type="string">
            <text:p text:style-name="P6">VALCOMPRAS/VALOR[last()]</text:p>
          </table:table-cell>
          <table:table-cell table:style-name="Tabela1.B2" office:value-type="string">
            <text:p text:style-name="P6">Seleciona o último elemento “VALOR” filho de “VALCOMPRAS”</text:p>
          </table:table-cell>
        </table:table-row>
        <table:table-row>
          <table:table-cell table:style-name="Tabela1.A2" office:value-type="string">
            <text:p text:style-name="P6">VALCOMPRAS/VALOR[position() &lt;= 2]</text:p>
          </table:table-cell>
          <table:table-cell table:style-name="Tabela1.B2" office:value-type="string">
            <text:p text:style-name="P6">Seleciona os dois primeiros elementos “VALOR” filhos de “VALCOMPRAS”</text:p>
          </table:table-cell>
        </table:table-row>
        <table:table-row>
          <table:table-cell table:style-name="Tabela1.A2" office:value-type="string">
            <text:p text:style-name="P6">//VALOR[@VALUE]</text:p>
          </table:table-cell>
          <table:table-cell table:style-name="Tabela1.B2" office:value-type="string">
            <text:p text:style-name="P6">Seleciona todos os elementos “VALOR” que possuam um atributo “VALUE”</text:p>
          </table:table-cell>
        </table:table-row>
        <table:table-row>
          <table:table-cell table:style-name="Tabela1.A2" office:value-type="string">
            <text:p text:style-name="P6">//USERS[USER]</text:p>
          </table:table-cell>
          <table:table-cell table:style-name="Tabela1.B2" office:value-type="string">
            <text:p text:style-name="P6">Seleciona todos os elementos “USERS” que tenham uma tag “USER” como filho.</text:p>
          </table:table-cell>
        </table:table-row>
        <table:table-row>
          <table:table-cell table:style-name="Tabela1.A2" office:value-type="string">
            <text:p text:style-name="P6">VALCOMPRAS/VALOR[@VALUE &gt;= 1000]//USER</text:p>
          </table:table-cell>
          <table:table-cell table:style-name="Tabela1.B2" office:value-type="string">
            <text:p text:style-name="P6">Seleciona todos os elementos “USER” que descendentes de um elemento “VALOR” com o atributo “VALUE” maior ou igual a 1000</text:p>
          </table:table-cell>
        </table:table-row>
      </table:table>
      <text:p text:style-name="P2"/>
      <text:h text:style-name="P7" text:outline-level="2">Xpath Injection</text:h>
      <text:p text:style-name="P2">Além de <text:span text:style-name="T1">transferir dados em formato XML, muitos desenvolvedores de web services optam por armazenar alguns dados internamente em documentos XML. Utilizando este formato, ao receber uma requisição, é realizada uma consulta Xpath sobre esses documentos utilizando os parâmetros passados, retornando obtendo a resposta desejada.</text:span></text:p>
      <text:p text:style-name="P2"><text:span text:style-name="T1">O código a seguir, escrito em C# mostra esse comportamento em um web service que consulta um documento XML parecido com o do exemplo anterior:</text:span></text:p>
      <text:p text:style-name="P2"><text:span text:style-name="T5"/></text:p>
      <text:p text:style-name="P1"><text:span text:style-name="T1"/></text:p>
      <text:p text:style-name="P1"><text:soft-page-break/><text:span text:style-name="T1"><text:s text:c="3"/>XmlDocument doc = new XmlDocument();</text:span></text:p>
      <text:p text:style-name="P2"><text:span text:style-name="T5"><text:s text:c="3"/>doc.Load(ConfigurationManager.AppSettings["aprovval.xml"]);</text:span></text:p>
      <text:p text:style-name="P1"><text:span text:style-name="T1"><text:s text:c="3"/></text:span><text:span text:style-name="T2">var n = doc.SelectNodes("//VALOR[@VALUE &gt;=" + valor + "]/USERS/USER/@NAME");</text:span></text:p>
      <text:p text:style-name="P1"><text:span text:style-name="T1"/></text:p>
      <text:p text:style-name="P1"><text:span text:style-name="T1"><text:s text:c="3"/>var sb = new StringBuilder();</text:span></text:p>
      <text:p text:style-name="P1"><text:span text:style-name="T1"/></text:p>
      <text:p text:style-name="P1"><text:span text:style-name="T1"><text:s text:c="3"/>for (int i = 0; i &lt; n.Count; i++)</text:span></text:p>
      <text:p text:style-name="P1"><text:span text:style-name="T1"><text:s text:c="3"/>{</text:span></text:p>
      <text:p text:style-name="P1"><text:span text:style-name="T1"><text:s text:c="5"/>string s = n.Item(i).Value + ';';</text:span></text:p>
      <text:p text:style-name="P1"><text:span text:style-name="T1"><text:s text:c="5"/>if(!sb.ToString().Contains(s))</text:span></text:p>
      <text:p text:style-name="P1"><text:span text:style-name="T1"><text:s text:c="7"/>sb.Append(s);</text:span></text:p>
      <text:p text:style-name="P1"><text:span text:style-name="T1"><text:s text:c="3"/>}</text:span></text:p>
      <text:p text:style-name="P1"><text:span text:style-name="T1"><text:s text:c="3"/>ViewBag.Usuarios = sb.ToString();</text:span></text:p>
      <text:p text:style-name="P1"><text:span text:style-name="T1"><text:s text:c="3"/>return View();</text:span></text:p>
      <text:p text:style-name="P3"><text:span text:style-name="T1">Na linha destacada, é realizada uma consulta Xpath baseada em um parâmetro para o Web Service. A ideia dessa consulta é obter todos os nomes de usuário que podem aprovar o valor dado. Supondo que a cotação de compras seja de R$1000, essa consulta ficaria como:</text:span></text:p>
      <text:p text:style-name="P3"><text:span text:style-name="T1"><text:s/>//VALOR[@VALUE &gt;= 1000]/USERS/USER/@NAME</text:span></text:p>
      <text:p text:style-name="P3"><text:span text:style-name="T1">o que retorna a lista de nomes corretamente.</text:span></text:p>
      <text:p text:style-name="P3"><text:span text:style-name="T1">Se este parâmetro “valor” tiver o formato de uma consulta Xpath, é possível retornar usuários que não tenham permissão para aprovar este valor. Por exemplo, se o parâmetro tiver o formato 1000 | USERS, a consulta ficaria como:</text:span></text:p>
      <text:p text:style-name="P3"><text:span text:style-name="T1"><text:s/>//VALOR[@VALUE &gt;= 1000 | USERS]</text:span><text:a xlink:type="simple" xlink:href="../../../../../../../../../../USERS/USER/@NAME">/USERS/USER/@NAME</text:a></text:p>
      <text:p text:style-name="P3"><text:span text:style-name="T1">retornando os nomes de todos os usuários no documento, independente do valor permitido. Da mesma forma, se a consulta realizada tiver o formado</text:span></text:p>
      <text:p text:style-name="P3"><text:span text:style-name="T1"><text:s/>//VALOR[@VALUE &gt;= 1000 | </text:span><text:a xlink:type="simple" xlink:href="mailto://@NAME">//@NAME</text:a><text:span text:style-name="T1">=”EMILY”]/USERS/USER/@NAME</text:span></text:p>
      <text:p text:style-name="P3"><text:span text:style-name="T1">o nome do usuário EMILY será retornado independente do valor passado.</text:span></text:p>
      <text:p text:style-name="P3"><text:span text:style-name="T1">Esse tipo de manipulação da consulta realizada no documento XML é chamada Xpath Injection.</text:span></text:p>
      <text:p text:style-name="P4">[1] W3Schools - Xpath Tutorial. Disponível em http://www.w3schools.com/xpath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Hartung</meta:initial-creator>
    <meta:creation-date>2011-04-10T21:13:05</meta:creation-date>
    <dc:date>2011-04-13T20:06:29.62</dc:date>
    <dc:creator>Christian Hartung</dc:creator>
    <meta:editing-duration>PT1H28M6S</meta:editing-duration>
    <meta:editing-cycles>84</meta:editing-cycles>
    <meta:generator>OpenOffice.org/3.3$Win32 OpenOffice.org_project/330m20$Build-9567</meta:generator>
    <meta:document-statistic meta:table-count="3" meta:image-count="0" meta:object-count="0" meta:page-count="4" meta:paragraph-count="92" meta:word-count="712" meta:character-count="4824"/>
  </office:meta>
</office:document-meta>
</file>